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Read</text:h>
                    <text:list>
                        <text:list-item>
                            <text:h text:style-name="Heading_20_2" text:outline-level="2">Description</text:h>
                        </text:list-item>
                    </text:list>
                </text:list-item>
            </text:list>

            <text:p text:style-name="Standard">Reads the contents of a file as either a string or blob and sends it to the <text:span text:style-name="backtick">content</text:span> output</text:p>

            
                <text:list xml:id="list_FileRead2" text:continue-numbering="true" text:continue-list="list_File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Read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he full path of the file to be read.</text:p>,
                                            <text:list xml:id="list_FileRead7" text:continue-numbering="true" text:continue-list="list_FileRea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Encoding of the input data. Possible values are: <text:span text:style-name="backtick">"ascii"</text:span>, <text:span text:style-name="backtick">"base64"</text:span>, <text:span text:style-name="backtick">"hex"</text:span>, <text:span text:style-name="backtick">"ucs2"</text:span>, <text:span text:style-name="backtick">"ucs-2"</text:span>, <text:span text:style-name="backtick">"utf16le"</text:span>, <text:span text:style-name="backtick">"utf-16le"</text:span>, <text:span text:style-name="backtick">"utf8"</text:span>, <text:span text:style-name="backtick">"utf-8"</text:span>, <text:span text:style-name="backtick">"binary"</text:span> or <text:span text:style-name="backtick">"latin1"</text:span>.</text:p><text:p text:style-name="Standard">If encoding is <text:span text:style-name="backtick">"binary"</text:span> then the blob value is returned, otherwise the string value is return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Read8" text:continue-numbering="true" text:continue-list="list_FileRea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Read9" text:continue-numbering="true" text:continue-list="list_FileRea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Read10" text:continue-numbering="true" text:continue-list="list_FileRea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Read11" text:continue-numbering="true" text:continue-list="list_FileRea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Read12" text:continue-numbering="true" text:continue-list="list_FileRea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Read3" text:continue-numbering="true" text:continue-list="list_FileRead2" text:style-name="Outline">
                    <text:list-item>
                        <text:list>
                            <text:list-item>
                                <text:h text:style-name="Heading_20_2" text:outline-level="2">Inputs</text:h>
                            </text:list-item>
                        </text:list>
                    </text:list-item>
                </text:list>

                
                            <text:list xml:id="list_FileRea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Read4" text:continue-numbering="true" text:continue-list="list_FileRead3" text:style-name="Outline">
                    <text:list-item>
                        <text:list>
                            <text:list-item>
                                <text:h text:style-name="Heading_20_2" text:outline-level="2">Outputs</text:h>
                            </text:list-item>
                        </text:list>
                    </text:list-item>
                </text:list>

                
                            <text:list xml:id="list_FileRea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Read15"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he read content of the file is sent through this output.</text:p>


            
                    <text:list xml:id="list_FileRead5" text:continue-numbering="true" text:continue-list="list_FileRead4" text:style-name="Outline">
                        <text:list-item>
                            <text:list>
                                <text:list-item>
                                    <text:h text:style-name="Heading_20_2" text:outline-level="2">Examples</text:h>
                                </text:list-item>
                            </text:list>
                        </text:list-item>
                    </text:list>
                    <text:p text:style-name="Standard"/>
                    
                    <text:list xml:id="list_FileRead16" text:style-name="List_20_1">
                        
                        <text:list-item>
                            <text:p text:style-name="List_20_1_20_Start">
                                <text:span text:style-name="T1">JSON</text:span>
                            </text:p>
                            
                        </text:list-item>
                        
                    

                        <text:list-item>
                            <text:p text:style-name="List_20_1_20_Start">
                                <text:span text:style-name="T1">CSV</text:span>
                            </text:p>
                            
                        </text:list-item>
                        
                    

                        <text:list-item>
                            <text:p text:style-name="List_20_1_20_Start">
                                <text:span text:style-name="T1">EEZ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